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.2in" fo:margin-right="0in" fo:text-indent="-0.2in" style:auto-text-indent="false">
        <style:tab-stops/>
      </style:paragraph-properties>
    </style:style>
    <style:style style:name="P4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.2in" fo:margin-right="0in" fo:text-align="start" style:justify-single-word="false" fo:text-indent="0in" style:auto-text-indent="false">
        <style:tab-stops/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.2in" fo:margin-right="0in" fo:text-align="start" style:justify-single-word="false" fo:text-indent="0in" style:auto-text-indent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Randles</text:p>
      <text:p text:style-name="P1">CS 6650</text:p>
      <text:p text:style-name="P1">2010-01-19</text:p>
      <text:p text:style-name="P1"/>
      <text:p text:style-name="P2">Annotated Bibliography – On the Effective Use and Reuse of HCI Knowledge</text:p>
      <text:p text:style-name="P2"/>
      <text:p text:style-name="P3">Ahlberg, C. and Shneiderman, B. 1994. Visual information seeking: tight coupling of dynamic query filters with starfield displays. In Proceedings of the SIGCHI Conference on Human Factors in Computing Systems: Celebrating interdependence (Boston, Massachusetts, United States, April 24 - 28, 1994). B. Adelson, S. Dumais, and J. Olson, Eds. CHI '94. ACM, New York, NY, 313-317.</text:p>
      <text:p text:style-name="P2"/>
      <text:p text:style-name="P6">The authors of this paper present a novel interface system based on concepts from previous Visual Information Seeking (VIS) systems. <text:s/>This is an example of how HCI knowledge can be analized and generalized then applied to new problems which are abstractly related to the original.</text:p>
      <text:p text:style-name="P6"/>
      <text:p text:style-name="P4">Sutcliffe, A.G., Maiden, N.A.M. (1998). The Domain Theory for requirements engineering. <text:s/><text:span text:style-name="T1">IEEE Transactions on Software Engineering</text:span><text:span text:style-name="T2">, 24, 3, 174-196.</text:span></text:p>
      <text:p text:style-name="P5"/>
      <text:p text:style-name="P7">Sutcliffe is a prolific author on the topic domain being both the author of this chapter and the above paper. <text:s/>This publication delves deeply into the topic and presents a novel approach to requirements engineering which can be further applied to general HCI knowledge, as illustrated in the chapter.</text:p>
      <text:p text:style-name="P7"/>
      <text:p text:style-name="P4"><text:span text:style-name="T2">Sutcliffe, A.G. (1998). Scenario-based requirements analysis. <text:s/></text:span><text:span text:style-name="T1">Requirements Engineering Journal</text:span><text:span text:style-name="T2">, 3, 1, 48-65.</text:span></text:p>
      <text:p text:style-name="P5"/>
      <text:p text:style-name="P7">This publication builds on previous knowledge, demonstrating how scenario-based requirements analysis may be used with examples of concepts provided. <text:s/>This document is not much use unless there is prior knowledge of scenario-based requirements analysis, though the author does mention the history in the introduction.</text:p>
      <text:p text:style-name="P5"/>
      <text:p text:style-name="P4"><text:span text:style-name="T2">John, B.E., and Kieras, R.E. (1995). The GOMS family of user interface analysis techniques: Compariosn and contrast. <text:s/></text:span><text:span text:style-name="T1">ACM Transactions on Computer-Human Interaction</text:span><text:span text:style-name="T2">, 3, 320-351.</text:span></text:p>
      <text:p text:style-name="P5"/>
      <text:p text:style-name="P7">This publication covers a great deal of territory about the GOMS family of user interface analysis. <text:s/>By doing so the authors have created a document which is helpful in understanding the various GOMS analysis and compares their strengths and weaknesses. <text:s/>This publication is good background for various sections of the chapter.</text:p>
      <text:p text:style-name="P5"/>
      <text:p text:style-name="P4"><text:span text:style-name="T2">Carroll, J.M., Kellogg, W.A., and Rosson, M.B. (1991). The task-artifact cycle. <text:s/>In J.M. Carroll (Ed.), </text:span><text:span text:style-name="T1">Designing interaction: Psychology at the human-computer interface</text:span><text:span text:style-name="T2">, 74-102. <text:s/>New York: Cambridge University Press.</text:span></text:p>
      <text:p text:style-name="P5"/>
      <text:p text:style-name="P7">This publication is well-written and discusses a new approach to HCI by incorporating things learned from the first analysis of HCI. <text:s/>The authors understood what the problems with the first analysis of HCI were and have ideas on how to fix them or change their theories in such a way as to remove the probl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9T13:34:28</meta:creation-date>
    <dc:date>2010-01-19T14:51:25</dc:date>
    <meta:editing-duration>PT01H13M22S</meta:editing-duration>
    <meta:editing-cycles>16</meta:editing-cycles>
    <meta:generator>OpenOffice.org/3.1$Unix OpenOffice.org_project/310m19$Build-9420</meta:generator>
    <meta:document-statistic meta:table-count="0" meta:image-count="0" meta:object-count="0" meta:page-count="1" meta:paragraph-count="14" meta:word-count="400" meta:character-count="2662"/>
  </office:meta>
</office:document-meta>
</file>